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</style:style>
    <style:style style:name="P2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/>
    </style:style>
    <style:style style:name="P3" style:family="paragraph" style:parent-style-name="Text_20_body">
      <style:paragraph-properties fo:text-align="end" style:justify-single-word="fals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4" style:family="paragraph" style:parent-style-name="Text_20_body">
      <style:paragraph-properties fo:line-height="110%" fo:text-align="end" style:justify-single-word="false" fo:padding="0.049cm" fo:border="0.088cm solid #000080" style:shadow="none" style:writing-mode="rl-tb"/>
    </style:style>
    <style:style style:name="P5" style:family="paragraph" style:parent-style-name="Text_20_body">
      <style:paragraph-properties fo:line-height="110%" fo:text-align="end" style:justify-single-word="false" fo:padding="0.049cm" fo:border="0.088cm solid #800000" style:shadow="none" style:writing-mode="rl-tb"/>
    </style:style>
    <style:style style:name="P6" style:family="paragraph" style:parent-style-name="Heading_20_1">
      <style:paragraph-properties fo:line-height="110%" fo:text-align="end" style:justify-single-word="false" fo:padding="0.049cm" fo:border="0.088cm solid #800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7" style:family="paragraph" style:parent-style-name="Heading_20_1">
      <style:paragraph-properties fo:line-height="110%" fo:text-align="end" style:justify-single-word="false" fo:padding="0.049cm" fo:border="0.088cm solid #00800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8" style:family="paragraph" style:parent-style-name="Text_20_body">
      <style:paragraph-properties fo:line-height="110%" fo:text-align="end" style:justify-single-word="false" fo:padding="0.049cm" fo:border="0.088cm solid #008080" style:shadow="none" style:writing-mode="rl-tb"/>
    </style:style>
    <style:style style:name="P9" style:family="paragraph" style:parent-style-name="Text_20_body">
      <style:paragraph-properties fo:line-height="110%" fo:text-align="end" style:justify-single-word="false" fo:padding="0.049cm" fo:border="0.088cm solid #0000ff" style:shadow="none" style:writing-mode="rl-tb"/>
    </style:style>
    <style:style style:name="P10" style:family="paragraph" style:parent-style-name="Text_20_body">
      <style:paragraph-properties fo:text-align="center" style:justify-single-word="false"/>
      <style:text-properties fo:font-size="14pt" style:font-size-asian="14pt" style:font-name-complex="Tahoma1" style:font-size-complex="14pt"/>
    </style:style>
    <style:style style:name="P11" style:family="paragraph" style:parent-style-name="Text_20_body">
      <style:paragraph-properties fo:text-align="end" style:justify-single-word="false"/>
      <style:text-properties fo:font-size="14pt" style:font-size-asian="14pt" style:font-name-complex="Tahoma1" style:font-size-complex="14pt" style:language-complex="he" style:country-complex="IL"/>
    </style:style>
    <style:style style:name="P12" style:family="paragraph" style:parent-style-name="Text_20_body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P13" style:family="paragraph" style:parent-style-name="Text_20_body">
      <style:paragraph-properties fo:line-height="110%" fo:text-align="end" style:justify-single-word="false" fo:padding="0.049cm" fo:border="0.088cm solid #800080" style:shadow="none" style:writing-mode="rl-tb"/>
    </style:style>
    <style:style style:name="P14" style:family="paragraph" style:parent-style-name="Heading_20_1">
      <style:paragraph-properties fo:line-height="110%" fo:text-align="end" style:justify-single-word="false" fo:padding="0.049cm" fo:border="0.088cm solid #8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5" style:family="paragraph" style:parent-style-name="Text_20_body">
      <style:paragraph-properties fo:line-height="110%" fo:text-align="end" style:justify-single-word="false" fo:padding="0.049cm" fo:border="0.088cm solid #808000" style:shadow="none" style:writing-mode="rl-tb"/>
    </style:style>
    <style:style style:name="P16" style:family="paragraph" style:parent-style-name="Heading_20_1">
      <style:paragraph-properties fo:line-height="110%" fo:text-align="end" style:justify-single-word="false" fo:padding="0.049cm" fo:border="0.088cm solid #808000" style:shadow="none" style:writing-mode="rl-tb"/>
    </style:style>
    <style:style style:name="P17" style:family="paragraph" style:parent-style-name="Heading_20_1">
      <style:paragraph-properties fo:text-align="end" style:justify-single-word="false" fo:break-before="column" fo:padding="0.049cm" fo:border="0.088cm solid #000080" style:shadow="none" style:writing-mode="rl-tb"/>
      <style:text-properties fo:font-size="12pt" style:font-size-asian="12pt" style:font-name-complex="Tahoma1" style:font-size-complex="12pt" style:language-complex="he" style:country-complex="IL"/>
    </style:style>
    <style:style style:name="P18" style:family="paragraph" style:parent-style-name="Heading_20_1">
      <style:paragraph-properties fo:line-height="110%" fo:text-align="end" style:justify-single-word="false" fo:padding="0.049cm" fo:border="0.088cm solid #008080" style:shadow="none" style:writing-mode="rl-tb"/>
    </style:style>
    <style:style style:name="P19" style:family="paragraph" style:parent-style-name="Heading_20_1">
      <style:paragraph-properties fo:line-height="110%" fo:text-align="end" style:justify-single-word="false" fo:padding="0.049cm" fo:border="0.088cm solid #0000ff" style:shadow="none" style:writing-mode="rl-tb"/>
      <style:text-properties fo:font-size="14pt" style:font-size-asian="14pt" style:font-name-complex="Tahoma1" style:font-size-complex="14pt" style:language-complex="he" style:country-complex="IL"/>
    </style:style>
    <style:style style:name="P20" style:family="paragraph" style:parent-style-name="Text_20_body">
      <style:paragraph-properties fo:text-align="end" style:justify-single-word="false"/>
      <style:text-properties fo:font-size="12pt" fo:font-style="italic" style:font-size-asian="12pt" style:font-style-asian="italic" style:font-name-complex="Tahoma1" style:font-size-complex="12pt" style:language-complex="he" style:country-complex="IL" style:font-style-complex="italic"/>
    </style:style>
    <style:style style:name="P21" style:family="paragraph" style:parent-style-name="Text_20_body" style:list-style-name="L1">
      <style:paragraph-properties fo:text-align="end" style:justify-single-word="false"/>
      <style:text-properties fo:font-size="14pt" fo:font-style="italic" style:font-size-asian="14pt" style:font-style-asian="italic" style:font-name-complex="Tahoma1" style:font-size-complex="14pt" style:language-complex="he" style:country-complex="IL" style:font-style-complex="italic"/>
    </style:style>
    <style:style style:name="T1" style:family="text">
      <style:text-properties style:font-name="david" fo:font-size="14pt" fo:language="he" fo:country="IL" style:font-size-asian="14pt" style:font-name-complex="Tahoma1" style:font-size-complex="14pt"/>
    </style:style>
    <style:style style:name="T2" style:family="text">
      <style:text-properties style:font-name="david" fo:language="he" fo:country="IL" style:font-name-complex="Tahoma1"/>
    </style:style>
    <style:style style:name="T3" style:family="text">
      <style:text-properties style:font-name="david" fo:font-size="12pt" fo:language="he" fo:country="IL" style:font-size-asian="12pt" style:font-name-complex="Tahoma1" style:font-size-complex="12pt"/>
    </style:style>
    <style:style style:name="T4" style:family="text">
      <style:text-properties style:font-name-complex="Tahoma1"/>
    </style:style>
    <style:style style:name="T5" style:family="text">
      <style:text-properties style:font-name-complex="Tahoma1" style:language-complex="he" style:country-complex="IL"/>
    </style:style>
    <style:style style:name="T6" style:family="text">
      <style:text-properties fo:font-size="14pt" style:font-size-asian="14pt" style:font-name-complex="Tahoma1" style:font-size-complex="14pt"/>
    </style:style>
    <style:style style:name="T7" style:family="text">
      <style:text-properties fo:font-size="14pt" style:font-size-asian="14pt" style:font-name-complex="Tahoma1" style:font-size-complex="14pt" style:language-complex="he" style:country-complex="IL"/>
    </style:style>
    <style:style style:name="T8" style:family="text">
      <style:text-properties style:language-complex="he" style:country-complex="IL"/>
    </style:style>
    <style:style style:name="T9" style:family="text">
      <style:text-properties fo:font-size="12pt"/>
    </style:style>
    <style:style style:name="T10" style:family="text">
      <style:text-properties fo:font-size="12pt" style:font-size-asian="12pt" style:font-name-complex="Tahoma1" style:font-size-complex="12pt"/>
    </style:style>
    <style:style style:name="T11" style:family="text">
      <style:text-properties fo:font-size="12pt" style:font-size-asian="12pt" style:font-name-complex="Tahoma1" style:font-size-complex="12pt" style:language-complex="he" style:country-complex="IL"/>
    </style:style>
    <style:style style:name="T12" style:family="text">
      <style:text-properties fo:font-size="12pt" fo:font-weight="bold" style:font-size-asian="12pt" style:font-weight-asian="bold" style:font-name-complex="Tahoma1" style:font-size-complex="12pt" style:language-complex="he" style:country-complex="IL" style:font-weight-complex="bold"/>
    </style:style>
    <style:style style:name="T13" style:family="text">
      <style:text-properties fo:font-size="12pt" fo:font-weight="normal" style:font-size-asian="12pt" style:font-weight-asian="normal" style:font-name-complex="Tahoma1" style:font-size-complex="12pt" style:language-complex="he" style:country-complex="IL" style:font-weight-complex="normal"/>
    </style:style>
    <style:style style:name="T14" style:family="text">
      <style:text-properties style:font-size-asian="12pt"/>
    </style:style>
    <style:style style:name="T15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1">תהילים פרק קד</text:span></text:h>
      <text:p text:style-name="P8"><text:bookmark text:name="s119"/><text:span text:style-name="Q"><text:span text:style-name="T11">א</text:span></text:span><text:span text:style-name="T10">  </text:span><text:span text:style-name="T11">בָּרְכִי נַפְשִׁי</text:span><text:span text:style-name="T3">,    </text:span><text:span text:style-name="T11">אֶת</text:span><text:span text:style-name="T3">-</text:span><text:span text:style-name="T11">ה</text:span><text:span text:style-name="T3">':<text:line-break/></text:span><text:span text:style-name="T11">ה</text:span><text:span text:style-name="T3">' </text:span><text:span text:style-name="T11">אֱלֹהַי</text:span><text:span text:style-name="T3">, </text:span><text:span text:style-name="T11">גָּדַלְתָּ מְּאֹד</text:span><text:span text:style-name="T3">;    </text:span><text:span text:style-name="T11">הוד וְהָדָר לָבָשְׁתָּ</text:span><text:span text:style-name="T3">.<text:line-break/></text:span><text:bookmark text:name="s210"/><text:span text:style-name="T11">ב</text:span><text:span text:style-name="T10">  </text:span><text:span text:style-name="T11">עֹטֶה</text:span><text:span text:style-name="T3">-</text:span><text:span text:style-name="T11">אור</text:span><text:span text:style-name="T3">, </text:span><text:span text:style-name="T11">כַּשַּׂלְמָה</text:span><text:span text:style-name="T3">;    </text:span><text:span text:style-name="T11">נוטֶה שָׁמַיִם</text:span><text:span text:style-name="T3">, </text:span><text:span text:style-name="T11">כַּיְרִיעָה</text:span><text:span text:style-name="T3">.<text:line-break/></text:span><text:bookmark text:name="s36"/><text:span text:style-name="T11">ג</text:span><text:span text:style-name="T10">  </text:span><text:span text:style-name="T11">הַמְקָרֶה בַמַּיִם</text:span><text:span text:style-name="T3">,    </text:span><text:span text:style-name="T11">עֲלִיּותָיו</text:span><text:span text:style-name="T3">:<text:line-break/></text:span><text:span text:style-name="T11">הַשָּׂם</text:span><text:span text:style-name="T3">-</text:span><text:span text:style-name="T11">עָבִים רְכוּבו</text:span><text:span text:style-name="T3">;    </text:span><text:span text:style-name="T11">הַמְהַלֵּךְ</text:span><text:span text:style-name="T3">, </text:span><text:span text:style-name="T11">עַל</text:span><text:span text:style-name="T3">-</text:span><text:span text:style-name="T11">כַּנְפֵי</text:span><text:span text:style-name="T3">-</text:span><text:span text:style-name="T11">רוּחַ</text:span><text:span text:style-name="T3">.<text:line-break/></text:span><text:bookmark text:name="s45"/><text:span text:style-name="T11">ד</text:span><text:span text:style-name="T10">  </text:span><text:span text:style-name="T11">עֹשֶׂה מַלְאָכָיו רוּחות</text:span><text:span text:style-name="T3">;    </text:span><text:span text:style-name="T11">מְשָׁרְתָיו</text:span><text:span text:style-name="T3">, </text:span><text:span text:style-name="T11">אֵשׁ לֹהֵט</text:span><text:span text:style-name="T3">.<text:line-break/></text:span><text:bookmark text:name="s55"/><text:span text:style-name="T11">ה</text:span><text:span text:style-name="T10">  </text:span><text:span text:style-name="T11">יָסַד</text:span><text:span text:style-name="T3">-</text:span><text:span text:style-name="T11">אֶרֶץ</text:span><text:span text:style-name="T3">, </text:span><text:span text:style-name="T11">עַל</text:span><text:span text:style-name="T3">-</text:span><text:span text:style-name="T11">מְכונֶיהָ</text:span><text:span text:style-name="T3">;    </text:span><text:span text:style-name="T11">בַּל</text:span><text:span text:style-name="T3">-</text:span><text:span text:style-name="T11">תִּמּוט</text:span><text:span text:style-name="T3">, </text:span><text:span text:style-name="T11">עולָם וָעֶד</text:span><text:span text:style-name="T3">.<text:line-break/></text:span><text:bookmark text:name="s65"/><text:span text:style-name="T11">ו</text:span><text:span text:style-name="T10">  </text:span><text:span text:style-name="T11">תְּהום</text:span><text:span text:style-name="T3">, </text:span><text:span text:style-name="T11">כַּלְּבוּשׁ כִּסִּיתו</text:span><text:span text:style-name="T3">;    </text:span><text:span text:style-name="T11">עַל</text:span><text:span text:style-name="T3">-</text:span><text:span text:style-name="T11">הָרִים</text:span><text:span text:style-name="T3">, </text:span><text:span text:style-name="T11">יַעַמְדוּ מָיִם</text:span><text:span text:style-name="T3">.<text:line-break/></text:span><text:bookmark text:name="s75"/><text:span text:style-name="T11">ז</text:span><text:span text:style-name="T10">  </text:span><text:span text:style-name="T11">מִן</text:span><text:span text:style-name="T3">-</text:span><text:span text:style-name="T11">גַּעֲרָתְךָ יְנוּסוּן</text:span><text:span text:style-name="T3">;    </text:span><text:span text:style-name="T11">מִן</text:span><text:span text:style-name="T3">-</text:span><text:span text:style-name="T11">קול רַעַמְךָ</text:span><text:span text:style-name="T3">, </text:span><text:span text:style-name="T11">יֵחָפֵזוּן</text:span><text:span text:style-name="T3">.<text:line-break/></text:span><text:bookmark text:name="s85"/><text:span text:style-name="T11">ח</text:span><text:span text:style-name="T10">  </text:span><text:span text:style-name="T11">יַעֲלוּ הָרִים</text:span><text:span text:style-name="T3">, </text:span><text:span text:style-name="T11">יֵרְדוּ בְקָעות</text:span><text:span text:style-name="T3">--    </text:span><text:span text:style-name="T11">אֶל</text:span><text:span text:style-name="T3">-</text:span><text:span text:style-name="T11">מְקום</text:span><text:span text:style-name="T3">, </text:span><text:span text:style-name="T11">זֶה יָסַדְתָּ לָהֶם</text:span><text:span text:style-name="T3">.<text:line-break/></text:span><text:bookmark text:name="s95"/><text:span text:style-name="T11">ט</text:span><text:span text:style-name="T10">  </text:span><text:span text:style-name="T11">גְּבוּל</text:span><text:span text:style-name="T3">-</text:span><text:span text:style-name="T11">שַׂמְתָּ</text:span><text:span text:style-name="T3">, </text:span><text:span text:style-name="T11">בַּל</text:span><text:span text:style-name="T3">-</text:span><text:span text:style-name="T11">יַעֲבֹרוּן</text:span><text:span text:style-name="T3">;    </text:span><text:span text:style-name="T11">בַּל</text:span><text:span text:style-name="T3">-</text:span><text:span text:style-name="T11">יְשֻׁבוּן</text:span><text:span text:style-name="T3">, </text:span><text:span text:style-name="T11">לְכַסּות הָאָרֶץ</text:span><text:span text:style-name="T3">.<text:line-break/></text:span><text:bookmark text:name="s105"/><text:span text:style-name="T11">י</text:span><text:span text:style-name="T10">  </text:span><text:span text:style-name="T11">הַמְשַׁלֵּחַ מַעְיָנִים</text:span><text:span text:style-name="T3">, </text:span><text:span text:style-name="T11">בַּנְּחָלִים</text:span><text:span text:style-name="T3">;    </text:span><text:span text:style-name="T11">בֵּין הָרִים</text:span><text:span text:style-name="T3">, </text:span><text:span text:style-name="T11">יְהַלֵּכוּן</text:span><text:span text:style-name="T3">.<text:line-break/></text:span><text:bookmark text:name="s118"/><text:span text:style-name="T11">יא</text:span><text:span text:style-name="T10">  </text:span><text:span text:style-name="T11">יַשְׁקוּ</text:span><text:span text:style-name="T3">, </text:span><text:span text:style-name="T11">כָּל</text:span><text:span text:style-name="T3">-</text:span><text:span text:style-name="T11">חַיְתו שָׂדָי</text:span><text:span text:style-name="T3">;    </text:span><text:span text:style-name="T11">יִשְׁבְּרוּ פְרָאִים צְמָאָם</text:span><text:span text:style-name="T3">.<text:line-break/></text:span><text:bookmark text:name="s124"/><text:span text:style-name="T11">יב</text:span><text:span text:style-name="T10">  </text:span><text:span text:style-name="T11">עֲלֵיהֶם</text:span><text:span text:style-name="T3">, </text:span><text:span text:style-name="T11">עוף</text:span><text:span text:style-name="T3">-</text:span><text:span text:style-name="T11">הַשָּׁמַיִם יִשְׁכּון</text:span><text:span text:style-name="T3">;    </text:span><text:span text:style-name="T11">מִבֵּין עֳפָאיִם</text:span><text:span text:style-name="T3">, </text:span><text:span text:style-name="T11">יִתְּנוּ</text:span><text:span text:style-name="T3">-</text:span><text:span text:style-name="T11">קול</text:span><text:span text:style-name="T3">.<text:line-break/></text:span><text:bookmark text:name="s134"/><text:span text:style-name="T11">יג</text:span><text:span text:style-name="T10">  </text:span><text:span text:style-name="T11">מַשְׁקֶה הָרִים</text:span><text:span text:style-name="T3">, </text:span><text:span text:style-name="T11">מֵעֲלִיּותָיו</text:span><text:span text:style-name="T3">;    </text:span><text:span text:style-name="T11">מִפְּרִי מַעֲשֶׂיךָ</text:span><text:span text:style-name="T3">, </text:span><text:span text:style-name="T11">תִּשְׂבַּע הָאָרֶץ</text:span><text:span text:style-name="T3">.<text:line-break/></text:span><text:bookmark text:name="s144"/><text:span text:style-name="T11">יד</text:span><text:span text:style-name="T10">  </text:span><text:span text:style-name="T11">מַצְמִיחַ חָצִיר</text:span><text:span text:style-name="T3">, </text:span><text:span text:style-name="T11">לַבְּהֵמָה</text:span><text:span text:style-name="T3">,    </text:span><text:span text:style-name="T11">וְעֵשֶׂב</text:span><text:span text:style-name="T3">, </text:span><text:span text:style-name="T11">לַעֲבֹדַת הָאָדָם</text:span><text:span text:style-name="T3">;<text:line-break/></text:span><text:span text:style-name="T11">לְהוצִיא לֶחֶם</text:span><text:span text:style-name="T3">,    </text:span><text:span text:style-name="T11">מִן</text:span><text:span text:style-name="T3">-</text:span><text:span text:style-name="T11">הָאָרֶץ</text:span><text:span text:style-name="T3">.<text:line-break/></text:span><text:bookmark text:name="s154"/><text:span text:style-name="T11">טו</text:span><text:span text:style-name="T10">  </text:span><text:span text:style-name="T11">וְיַיִן</text:span><text:span text:style-name="T3">, </text:span><text:span text:style-name="T11">יְשַׂמַּח לְבַב</text:span><text:span text:style-name="T3">-</text:span><text:span text:style-name="T11">אֱנושׁ</text:span><text:span text:style-name="T3">--    </text:span><text:span text:style-name="T11">לְהַצְהִיל פָּנִים מִשָּׁמֶן</text:span><text:span text:style-name="T3">;<text:line-break/></text:span><text:span text:style-name="T11">וְלֶחֶם</text:span><text:span text:style-name="T3">,    </text:span><text:span text:style-name="T11">לְבַב</text:span><text:span text:style-name="T3">-</text:span><text:span text:style-name="T11">אֱנושׁ יִסְעָד</text:span><text:span text:style-name="T3">.<text:line-break/></text:span><text:bookmark text:name="s163"/><text:span text:style-name="T11">טז</text:span><text:span text:style-name="T10">  </text:span><text:span text:style-name="T11">יִשְׂבְּעוּ</text:span><text:span text:style-name="T3">, </text:span><text:span text:style-name="T11">עֲצֵי ה</text:span><text:span text:style-name="T3">'--    </text:span><text:span text:style-name="T11">אַרְזֵי לְבָנון</text:span><text:span text:style-name="T3">, </text:span><text:span text:style-name="T11">אֲשֶׁר נָטָע</text:span><text:span text:style-name="T3">.<text:line-break/></text:span><text:bookmark text:name="s172"/><text:span text:style-name="T11">יז</text:span><text:span text:style-name="T10">  </text:span><text:span text:style-name="T11">אֲשֶׁר</text:span><text:span text:style-name="T3">-</text:span><text:span text:style-name="T11">שָׁם</text:span><text:span text:style-name="T3">, </text:span><text:span text:style-name="T11">צִפֳּרִים יְקַנֵּנוּ</text:span><text:span text:style-name="T3">;    </text:span><text:span text:style-name="T11">חֲסִידָה</text:span><text:span text:style-name="T3">, </text:span><text:span text:style-name="T11">בְּרושִׁים בֵּיתָהּ</text:span><text:span text:style-name="T3">.<text:line-break/></text:span><text:bookmark text:name="s182"/><text:span text:style-name="T11">יח</text:span><text:span text:style-name="T10">  </text:span><text:span text:style-name="T11">הָרִים הַגְּבֹהִים</text:span><text:span text:style-name="T3">, </text:span><text:span text:style-name="T11">לַיְּעֵלִים</text:span><text:span text:style-name="T3">;    </text:span><text:span text:style-name="T11">סְלָעִים</text:span><text:span text:style-name="T3">, </text:span><text:span text:style-name="T11">מַחְסֶה לַשְׁפַנִּים</text:span><text:span text:style-name="T3">.<text:line-break/></text:span><text:bookmark text:name="s192"/><text:span text:style-name="T11">יט</text:span><text:span text:style-name="T10">  </text:span><text:span text:style-name="T11">עָשָׂה יָרֵחַ</text:span><text:span text:style-name="T3">, </text:span><text:span text:style-name="T11">לְמועֲדִים</text:span><text:span text:style-name="T3">;    </text:span><text:span text:style-name="T11">שֶׁמֶשׁ</text:span><text:span text:style-name="T3">, </text:span><text:span text:style-name="T11">יָדַע מְבואו</text:span><text:span text:style-name="T3">.<text:line-break/></text:span><text:bookmark text:name="s202"/><text:span text:style-name="T11">כ</text:span><text:span text:style-name="T10">  </text:span><text:span text:style-name="T11">תָּשֶׁת</text:span><text:span text:style-name="T3">-</text:span><text:span text:style-name="T11">חֹשֶׁךְ</text:span><text:span text:style-name="T3">, </text:span><text:span text:style-name="T11">וִיהִי לָיְלָה</text:span><text:span text:style-name="T3">--    </text:span><text:span text:style-name="T11">בּו</text:span><text:span text:style-name="T3">-</text:span><text:span text:style-name="T11">תִרְמֹשׂ</text:span><text:span text:style-name="T3">, </text:span><text:span text:style-name="T11">כָּל</text:span><text:span text:style-name="T3">-</text:span><text:span text:style-name="T11">חַיְתו</text:span><text:span text:style-name="T3">-</text:span><text:span text:style-name="T11">יָעַר</text:span><text:span text:style-name="T3">.<text:line-break/></text:span><text:bookmark text:name="s211"/><text:span text:style-name="T11">כא</text:span><text:span text:style-name="T10">  </text:span><text:span text:style-name="T11">הַכְּפִירִים</text:span><text:span text:style-name="T3">, </text:span><text:span text:style-name="T11">שֹׁאֲגִים לַטָּרֶף</text:span><text:span text:style-name="T3">;    </text:span><text:span text:style-name="T11">וּלְבַקֵּשׁ מֵאֵל</text:span><text:span text:style-name="T3">, </text:span><text:span text:style-name="T11">אָכְלָם</text:span><text:span text:style-name="T3">.<text:line-break/></text:span><text:bookmark text:name="s221"/><text:span text:style-name="T11">כב</text:span><text:span text:style-name="T10">  </text:span><text:span text:style-name="T11">תִּזְרַח הַשֶּׁמֶשׁ</text:span><text:span text:style-name="T3">, </text:span><text:span text:style-name="T11">יֵאָסֵפוּן</text:span><text:span text:style-name="T3">;    </text:span><text:span text:style-name="T11">וְאֶל</text:span><text:span text:style-name="T3">-</text:span><text:span text:style-name="T11">מְעונֹתָם</text:span><text:span text:style-name="T3">, </text:span><text:span text:style-name="T11">יִרְבָּצוּן</text:span><text:span text:style-name="T3">.<text:line-break/></text:span><text:bookmark text:name="s231"/><text:span text:style-name="T11">כג</text:span><text:span text:style-name="T10">  </text:span><text:span text:style-name="T11">יֵצֵא אָדָם לְפָעֳלו</text:span><text:span text:style-name="T3">;    </text:span><text:span text:style-name="T11">וְלַעֲבֹדָתו עֲדֵי</text:span><text:span text:style-name="T3">-</text:span><text:span text:style-name="T11">עָרֶב</text:span><text:span text:style-name="T3">.<text:line-break/></text:span><text:bookmark text:name="s241"/><text:span text:style-name="T11">כד</text:span><text:span text:style-name="T10">  </text:span><text:span text:style-name="T11">מָה</text:span><text:span text:style-name="T3">-</text:span><text:span text:style-name="T11">רַבּוּ מַעֲשֶׂיךָ</text:span><text:span text:style-name="T3">, </text:span><text:span text:style-name="T11">ה</text:span><text:span text:style-name="T3">'--    </text:span><text:span text:style-name="T11">כֻּלָּם</text:span><text:span text:style-name="T3">, </text:span><text:span text:style-name="T11">בְּחָכְמָה עָשִׂיתָ</text:span><text:span text:style-name="T3">;<text:line-break/></text:span><text:span text:style-name="T11">מָלְאָה הָאָרֶץ</text:span><text:span text:style-name="T3">,    </text:span><text:span text:style-name="T11">קִנְיָנֶךָ</text:span><text:span text:style-name="T3">.<text:line-break/></text:span><text:bookmark text:name="s251"/><text:span text:style-name="T11">כה</text:span><text:span text:style-name="T10">  </text:span><text:span text:style-name="T11">זֶה</text:span><text:span text:style-name="T3">, </text:span><text:span text:style-name="T11">הַיָּם גָּדול</text:span><text:span text:style-name="T3">--    </text:span><text:span text:style-name="T11">וּרְחַב יָדָיִם</text:span><text:span text:style-name="T3">:<text:line-break/></text:span><text:span text:style-name="T11">שָׁם</text:span><text:span text:style-name="T3">-</text:span><text:span text:style-name="T11">רֶמֶשׂ</text:span><text:span text:style-name="T3">, </text:span><text:span text:style-name="T11">וְאֵין מִסְפָּר</text:span><text:span text:style-name="T3">;    </text:span><text:span text:style-name="T11">חַיּות קְטַנּות</text:span><text:span text:style-name="T3">, </text:span><text:span text:style-name="T11">עִם</text:span><text:span text:style-name="T3">-</text:span><text:span text:style-name="T11">גְּדֹלות</text:span><text:span text:style-name="T3">.<text:line-break/></text:span><text:bookmark text:name="s261"/><text:span text:style-name="T11">כו</text:span><text:span text:style-name="T10">  </text:span><text:span text:style-name="T11">שָׁם</text:span><text:span text:style-name="T3">, </text:span><text:span text:style-name="T11">אֳנִיּות יְהַלֵּכוּן</text:span><text:span text:style-name="T3">;    </text:span><text:span text:style-name="T11">לִוְיָתָן</text:span><text:span text:style-name="T3">, </text:span><text:span text:style-name="T11">זֶה</text:span><text:span text:style-name="T3">-</text:span><text:span text:style-name="T11">יָצַרְתָּ לְשַׂחֶק</text:span><text:span text:style-name="T3">-</text:span><text:span text:style-name="T11">בּו</text:span><text:span text:style-name="T3">.<text:line-break/></text:span><text:bookmark text:name="s27"/><text:span text:style-name="T11">כז</text:span><text:span text:style-name="T10">  </text:span><text:span text:style-name="T11">כֻּלָּם</text:span><text:span text:style-name="T3">, </text:span><text:span text:style-name="T11">אֵלֶיךָ יְשַׂבֵּרוּן</text:span><text:span text:style-name="T3">--    </text:span><text:span text:style-name="T11">לָתֵת אָכְלָם בְּעִתּו</text:span><text:span text:style-name="T3">.<text:line-break/></text:span><text:bookmark text:name="s28"/><text:span text:style-name="T11">כח</text:span><text:span text:style-name="T10">  </text:span><text:span text:style-name="T11">תִּתֵּן לָהֶם</text:span><text:span text:style-name="T3">, </text:span><text:span text:style-name="T11">יִלְקֹטוּן</text:span><text:span text:style-name="T3">;    </text:span><text:span text:style-name="T11">תִּפְתַּח יָדְךָ</text:span><text:span text:style-name="T3">, </text:span><text:span text:style-name="T11">יִשְׂבְּעוּן טוב</text:span><text:span text:style-name="T3">.<text:line-break/></text:span><text:bookmark text:name="s29"/><text:span text:style-name="T11">כט</text:span><text:span text:style-name="T10">  </text:span><text:span text:style-name="T11">תַּסְתִּיר פָּנֶיךָ</text:span><text:span text:style-name="T3">,    </text:span><text:span text:style-name="T11">יִבָּהֵלוּן</text:span><text:span text:style-name="T3">:<text:line-break/></text:span><text:span text:style-name="T11">תֹּסֵף רוּחָם</text:span><text:span text:style-name="T3">, </text:span><text:span text:style-name="T11">יִגְוָעוּן</text:span><text:span text:style-name="T3">;    </text:span><text:span text:style-name="T11">וְאֶל</text:span><text:span text:style-name="T3">-</text:span><text:span text:style-name="T11">עֲפָרָם יְשׁוּבוּן</text:span><text:span text:style-name="T3">.<text:line-break/></text:span><text:bookmark text:name="s30"/><text:span text:style-name="T11">ל</text:span><text:span text:style-name="T10">  </text:span><text:span text:style-name="T11">תְּשַׁלַּח רוּחֲךָ</text:span><text:span text:style-name="T3">, </text:span><text:span text:style-name="T11">יִבָּרֵאוּן</text:span><text:span text:style-name="T3">;    </text:span><text:span text:style-name="T11">וּתְחַדֵּשׁ</text:span><text:span text:style-name="T3">, </text:span><text:span text:style-name="T11">פְּנֵי אֲדָמָה</text:span><text:span text:style-name="T3">.<text:line-break/></text:span><text:bookmark text:name="s311"/><text:span text:style-name="T11">לא</text:span><text:span text:style-name="T10">  </text:span><text:span text:style-name="T11">יְהִי כְבוד ה</text:span><text:span text:style-name="T3">' </text:span><text:span text:style-name="T11">לְעולָם</text:span><text:span text:style-name="T3">;    </text:span><text:span text:style-name="T11">יִשְׂמַח ה</text:span><text:span text:style-name="T3">' </text:span><text:span text:style-name="T11">בְּמַעֲשָׂיו</text:span><text:span text:style-name="T3">.<text:line-break/></text:span><text:bookmark text:name="s321"/><text:span text:style-name="T11">לב</text:span><text:span text:style-name="T10">  </text:span><text:span text:style-name="T11">הַמַּבִּיט לָאָרֶץ</text:span><text:span text:style-name="T3">, </text:span><text:span text:style-name="T11">וַתִּרְעָד</text:span><text:span text:style-name="T3">;    </text:span><text:span text:style-name="T11">יִגַּע בֶּהָרִים וְיֶעֱשָׁנוּ</text:span><text:span text:style-name="T3">.<text:line-break/></text:span><text:bookmark text:name="s331"/><text:span text:style-name="T11">לג</text:span><text:span text:style-name="T10">  </text:span><text:span text:style-name="T11">אָשִׁירָה לַה</text:span><text:span text:style-name="T3">' </text:span><text:span text:style-name="T11">בְּחַיָּי</text:span><text:span text:style-name="T3">;    </text:span><text:span text:style-name="T11">אֲזַמְּרָה לֵאלֹהַי בְּעודִי</text:span><text:span text:style-name="T3">.<text:line-break/></text:span><text:bookmark text:name="s341"/><text:span text:style-name="T11">לד</text:span><text:span text:style-name="T10">  </text:span><text:span text:style-name="T11">יֶעֱרַב עָלָיו שִׂיחִי</text:span><text:span text:style-name="T3">;    </text:span><text:span text:style-name="T11">אָנֹכִי</text:span><text:span text:style-name="T3">, </text:span><text:span text:style-name="T11">אֶשְׂמַח בַּה</text:span><text:span text:style-name="T3">'.<text:line-break/></text:span><text:bookmark text:name="s35"/><text:span text:style-name="T11">לה</text:span><text:span text:style-name="T10">  </text:span><text:span text:style-name="T11">יִתַּמּוּ חַטָּאִים מִן</text:span><text:span text:style-name="T3">-</text:span><text:span text:style-name="T11">הָאָרֶץ</text:span><text:span text:style-name="T3">,    </text:span><text:span text:style-name="T11">וּרְשָׁעִים עוד אֵינָם</text:span><text:span text:style-name="T3">--<text:line-break/></text:span><text:span text:style-name="T11">בָּרְכִי נַפְשִׁי</text:span><text:span text:style-name="T3">,    </text:span><text:span text:style-name="T11">אֶת</text:span><text:span text:style-name="T3">-</text:span><text:span text:style-name="T11">ה</text:span><text:span text:style-name="T3">'; <text:s text:c="19"/></text:span><text:span text:style-name="T11">הַלְלוּ</text:span><text:span text:style-name="T3">-</text:span><text:span text:style-name="T11">יָהּ</text:span><text:span text:style-name="T3">. </text:span></text:p>
      <text:h text:style-name="P19" text:outline-level="1">תהילים פרק קל</text:h>
      <text:p text:style-name="P9"><text:bookmark text:name="s120"/><text:span text:style-name="Q"><text:span text:style-name="T7">א</text:span></text:span><text:span text:style-name="T6">  </text:span><text:span text:style-name="T7">שִׁיר הַמַּעֲלות</text:span><text:span text:style-name="T1">:<text:line-break/></text:span><text:span text:style-name="T7">מִמַּעֲמַקִּים קְרָאתִיךָ    ה</text:span><text:span text:style-name="T1">'.<text:line-break/></text:span><text:bookmark text:name="s212"/><text:span text:style-name="T7">ב</text:span><text:span text:style-name="T6">  </text:span><text:span text:style-name="T7">אֲדֹנָי</text:span><text:span text:style-name="T1">,    </text:span><text:span text:style-name="T7">שִׁמְעָה בְקולִי</text:span><text:span text:style-name="T1">:<text:line-break/></text:span><text:span text:style-name="T7">תִּהְיֶינָה אָזְנֶיךָ</text:span><text:span text:style-name="T1">, </text:span><text:span text:style-name="T7">קַשֻּׁבות</text:span><text:span text:style-name="T1">--    </text:span><text:span text:style-name="T7">לְקול</text:span><text:span text:style-name="T1">, </text:span><text:span text:style-name="T7">תַּחֲנוּנָי</text:span><text:span text:style-name="T1">.<text:line-break/></text:span><text:bookmark text:name="s37"/><text:span text:style-name="T7">ג</text:span><text:span text:style-name="T6">  </text:span><text:span text:style-name="T7">אִם</text:span><text:span text:style-name="T1">-</text:span><text:span text:style-name="T7">עֲונות תִּשְׁמָר</text:span><text:span text:style-name="T1">-</text:span><text:span text:style-name="T7">יָהּ</text:span><text:span text:style-name="T1">--    </text:span><text:span text:style-name="T7">אֲדֹנָי</text:span><text:span text:style-name="T1">, </text:span><text:span text:style-name="T7">מִי יַעֲמֹד</text:span><text:span text:style-name="T1">.<text:line-break/></text:span><text:bookmark text:name="s46"/><text:span text:style-name="T7">ד</text:span><text:span text:style-name="T6">  </text:span><text:span text:style-name="T7">כִּי</text:span><text:span text:style-name="T1">-</text:span><text:span text:style-name="T7">עִמְּךָ הַסְּלִיחָה</text:span><text:span text:style-name="T1">--    </text:span><text:span text:style-name="T7">לְמַעַן</text:span><text:span text:style-name="T1">, </text:span><text:span text:style-name="T7">תִּוָּרֵא</text:span><text:span text:style-name="T1">.<text:line-break/></text:span><text:bookmark text:name="s56"/><text:span text:style-name="T7">ה</text:span><text:span text:style-name="T6">  </text:span><text:span text:style-name="T7">קִוִּיתִי ה</text:span><text:span text:style-name="T1">', </text:span><text:span text:style-name="T7">קִוְּתָה נַפְשִׁי</text:span><text:span text:style-name="T1">;    </text:span><text:span text:style-name="T7">וְלִדְבָרו הוחָלְתִּי</text:span><text:span text:style-name="T1">.<text:line-break/></text:span><text:bookmark text:name="s66"/><text:span text:style-name="T7">ו</text:span><text:span text:style-name="T6">  </text:span><text:span text:style-name="T7">נַפְשִׁי לַאדֹנָי</text:span><text:span text:style-name="T1">--    </text:span><text:span text:style-name="T7">מִשֹּׁמְרִים לַבֹּקֶר</text:span><text:span text:style-name="T1">, </text:span><text:span text:style-name="T7">שֹׁמְרִים לַבֹּקֶר</text:span><text:span text:style-name="T1">.<text:line-break/></text:span><text:bookmark text:name="s76"/><text:span text:style-name="T7">ז</text:span><text:span text:style-name="T6">  </text:span><text:span text:style-name="T7">יַחֵל יִשְׂרָאֵל</text:span><text:span text:style-name="T1">, </text:span><text:span text:style-name="T7">אֶל</text:span><text:span text:style-name="T1">-</text:span><text:span text:style-name="T7">ה</text:span><text:span text:style-name="T1">':    </text:span><text:span text:style-name="T7">כִּי</text:span><text:span text:style-name="T1">-</text:span><text:span text:style-name="T7">עִם</text:span><text:span text:style-name="T1">-</text:span><text:span text:style-name="T7">ה</text:span><text:span text:style-name="T1">' </text:span><text:span text:style-name="T7">הַחֶסֶד</text:span><text:span text:style-name="T1">; </text:span><text:span text:style-name="T7">וְהַרְבֵּה עִמּו פְדוּת</text:span><text:span text:style-name="T1">.<text:line-break/></text:span><text:bookmark text:name="s86"/><text:span text:style-name="T7">ח</text:span><text:span text:style-name="T6">  </text:span><text:span text:style-name="T7">וְהוּא</text:span><text:span text:style-name="T1">, </text:span><text:span text:style-name="T7">יִפְדֶּה אֶת</text:span><text:span text:style-name="T1">-</text:span><text:span text:style-name="T7">יִשְׂרָאֵל</text:span><text:span text:style-name="T1">--    </text:span><text:span text:style-name="T7">מִכֹּל</text:span><text:span text:style-name="T1">, </text:span><text:span text:style-name="T7">עֲונֹתָיו</text:span><text:span text:style-name="T1">. </text:span></text:p>
      <text:p text:style-name="P2"/>
      <text:p text:style-name="P3"/>
      <text:p text:style-name="P3"/>
      <text:p text:style-name="P1"><text:span text:style-name="T11">קוראים </text:span><text:a xlink:type="simple" xlink:href="http://tora.us.fm/tnk1/ktuv/thlim/th-119.html"><text:span text:style-name="T10">בפרק קיט</text:span></text:a><text:span text:style-name="T11"> את פסוקי האותיות של שם הנפטר ואותיות </text:span><text:span text:style-name="T12">נשמה</text:span><text:span text:style-name="T13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03:18:31.14</meta:creation-date>
    <dc:date>2010-05-02T15:08:03</dc:date>
    <meta:editing-duration>PT02H48M35S</meta:editing-duration>
    <meta:editing-cycles>46</meta:editing-cycles>
    <meta:generator>OpenOffice.org/3.2$Unix OpenOffice.org_project/320m12$Build-9483</meta:generator>
    <dc:creator>Erel Segal</dc:creator>
    <meta:document-statistic meta:table-count="0" meta:image-count="0" meta:object-count="0" meta:page-count="1" meta:paragraph-count="5" meta:word-count="603" meta:character-count="3231"/>
  </office:meta>
</office:document-meta>
</file>